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B0000003B86B35041EF4D6788.png" manifest:media-type="image/png"/>
  <manifest:file-entry manifest:full-path="Pictures/100000000000019000000190852028BC81F6055C.jpg" manifest:media-type="image/jpeg"/>
  <manifest:file-entry manifest:full-path="Pictures/10000201000000450000008BD75676016994A63C.png" manifest:media-type="image/png"/>
  <manifest:file-entry manifest:full-path="Pictures/10000201000000A50000002CAE95F7F62A2E2CB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Copperplate Gothic Bold" svg:font-family="'Copperplate Gothic 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Copperplate Gothic Bold" fo:font-size="6pt" officeooo:rsid="002011b8" officeooo:paragraph-rsid="002011b8" style:font-size-asian="6pt" style:font-size-complex="6pt"/>
    </style:style>
    <style:style style:name="P2" style:family="paragraph" style:parent-style-name="Footer">
      <style:text-properties style:font-name="Copperplate Gothic Bold" fo:font-size="6pt" officeooo:rsid="001771b6" officeooo:paragraph-rsid="001771b6" style:font-size-asian="6pt" style:font-size-complex="6pt"/>
    </style:style>
    <style:style style:name="P3" style:family="paragraph" style:parent-style-name="Standard">
      <style:paragraph-properties fo:text-align="center" style:justify-single-word="false"/>
      <style:text-properties style:font-name="Cooper Black" fo:font-size="14pt" officeooo:rsid="0015710f" officeooo:paragraph-rsid="001a3a89" style:font-size-asian="12.25pt" style:font-size-complex="14pt"/>
    </style:style>
    <style:style style:name="P4" style:family="paragraph" style:parent-style-name="Standard">
      <style:paragraph-properties fo:text-align="center" style:justify-single-word="false"/>
      <style:text-properties style:font-name="Cooper Black" fo:font-size="14pt" officeooo:rsid="0015710f" officeooo:paragraph-rsid="001a3a89" style:font-size-asian="12.25pt" style:font-size-complex="14pt"/>
    </style:style>
    <style:style style:name="P5" style:family="paragraph" style:parent-style-name="Standard">
      <style:paragraph-properties fo:text-align="center" style:justify-single-word="false"/>
      <style:text-properties style:font-name="Cooper Black" fo:font-size="14pt" officeooo:rsid="001dc412" officeooo:paragraph-rsid="001dc412" style:font-size-asian="12.25pt" style:font-size-complex="14pt"/>
    </style:style>
    <style:style style:name="P6" style:family="paragraph" style:parent-style-name="Standard">
      <style:paragraph-properties fo:text-align="center" style:justify-single-word="false"/>
      <style:text-properties style:font-name="Cooper Black" fo:font-size="48pt" officeooo:rsid="001dc412" officeooo:paragraph-rsid="001dc412" style:font-size-asian="48pt" style:font-size-complex="48pt"/>
    </style:style>
    <style:style style:name="T1" style:family="text">
      <style:text-properties fo:color="#999999" style:font-name="Copperplate Gothic Bold"/>
    </style:style>
    <style:style style:name="T2" style:family="text">
      <style:text-properties officeooo:rsid="00208d5b"/>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4.987cm" svg:y="0.229cm" svg:width="3.678cm" svg:height="1.561cm" draw:z-index="0"><draw:image xlink:href="Pictures/100002010000008B0000003B86B35041EF4D6788.png" xlink:type="simple" xlink:show="embed" xlink:actuate="onLoad" loext:mime-type="image/png"/></draw:frame></text:p>
      <text:p text:style-name="P3"/>
      <text:p text:style-name="P3"/>
      <text:p text:style-name="P3"/>
      <text:p text:style-name="P3"><draw:frame draw:style-name="fr1" draw:name="Image4" text:anchor-type="char" svg:x="-0.196cm" svg:y="0.46cm" svg:width="3.408cm" svg:height="3.408cm" draw:z-index="3"><draw:image xlink:href="Pictures/100000000000019000000190852028BC81F6055C.jpg" xlink:type="simple" xlink:show="embed" xlink:actuate="onLoad" loext:mime-type="image/jpeg"/><draw:contour-polygon svg:width="338px" svg:height="377px" svg:viewBox="0 0 338 377" draw:points="160,12 154,13 150,14 147,15 144,16 143,17 140,18 138,19 136,20 134,21 131,22 129,23 128,24 126,25 124,26 123,27 121,28 119,29 118,30 116,31 115,32 113,33 112,34 110,35 109,36 108,37 107,38 106,39 105,40 104,41 103,42 102,43 101,44 100,45 100,46 99,47 96,48 93,49 92,50 90,51 89,52 88,53 88,54 87,55 87,56 86,57 86,58 85,59 85,60 84,61 84,62 83,63 83,64 82,65 82,66 81,67 81,68 81,69 80,70 80,71 79,72 79,73 79,74 78,75 78,76 77,77 77,78 77,79 76,80 76,81 76,82 76,83 76,84 76,85 76,86 76,87 76,88 76,89 76,90 76,91 77,92 77,93 77,94 77,95 78,96 78,97 78,98 79,99 79,100 80,101 81,102 85,103 85,104 85,105 85,106 85,107 85,108 85,109 85,110 84,111 84,112 84,113 84,114 84,115 84,116 85,117 85,118 85,119 85,120 85,121 85,122 85,123 85,124 85,125 85,126 85,127 85,128 85,129 85,130 86,131 86,132 86,133 86,134 86,135 87,136 87,137 87,138 88,139 88,140 87,141 86,142 85,143 85,144 84,145 83,146 83,147 83,148 83,149 82,150 82,151 82,152 82,153 82,154 82,155 82,156 82,157 82,158 83,159 83,160 83,161 84,162 85,163 85,164 86,165 87,166 88,167 88,168 89,169 88,170 87,171 86,172 85,173 84,174 83,175 82,176 81,177 81,178 81,179 81,180 81,181 81,182 80,183 80,184 80,185 80,186 80,187 80,188 79,189 79,190 78,191 77,192 76,193 76,194 75,195 75,196 74,197 74,198 74,199 74,200 74,201 74,202 74,203 74,204 74,205 74,206 75,207 74,208 74,209 74,210 74,211 73,212 73,213 73,214 73,215 72,216 72,217 72,218 72,219 71,220 71,221 70,222 70,223 70,224 71,225 71,226 71,227 71,228 71,229 72,230 73,231 74,232 75,233 75,234 75,235 75,236 75,237 75,238 75,239 75,240 75,241 75,242 75,243 76,244 76,245 77,246 77,247 78,248 80,249 81,250 81,251 82,252 83,253 83,254 84,255 84,256 85,257 85,258 86,259 86,260 87,261 88,262 91,263 97,264 98,265 99,266 99,267 101,268 103,269 103,270 102,271 100,272 99,273 98,274 96,275 95,276 94,277 93,278 91,279 90,280 89,281 88,282 87,283 86,284 85,285 84,286 83,287 82,288 81,289 81,290 80,291 79,292 78,293 77,294 77,295 76,296 75,297 74,298 73,299 73,300 72,301 71,302 71,303 70,304 69,305 68,306 68,307 67,308 66,309 66,310 65,311 64,312 63,313 63,314 62,315 61,316 61,317 60,318 59,319 59,320 58,321 58,322 57,323 57,324 56,325 56,326 55,327 55,328 54,329 54,330 54,331 53,332 52,333 52,334 51,335 50,336 50,337 49,338 48,339 48,340 47,341 46,342 46,343 45,344 45,345 45,346 45,347 46,348 46,349 47,350 48,351 50,352 50,353 52,354 54,355 56,356 58,357 60,358 65,359 85,360 86,361 87,362 88,363 89,364 90,365 92,366 94,367 96,368 98,369 101,370 102,371 105,372 107,373 109,374 111,375 117,376 122,377 126,378 128,379 131,380 135,381 138,382 142,383 147,384 153,385 158,386 162,387 166,388 171,389 181,389 208,388 214,387 217,386 221,385 225,384 228,383 230,382 235,381 335,380 349,379 350,378 352,377 353,376 355,375 357,374 358,373 360,372 363,371 364,370 366,369 368,368 369,367 370,366 373,365 374,364 375,363 377,362 378,361 379,360 381,359 383,358 383,357 383,356 383,355 383,354 383,353 383,352 383,351 382,350 382,349 382,348 382,347 382,346 382,345 382,344 382,343 381,342 381,341 381,340 381,339 381,338 381,337 381,336 381,335 381,334 380,333 380,332 380,331 380,330 380,329 380,328 380,327 379,326 379,325 379,324 379,323 378,322 378,321 378,320 378,319 377,318 377,317 377,316 377,315 377,314 377,313 377,312 376,311 376,310 376,309 376,308 376,307 375,306 375,305 375,304 374,303 374,302 374,301 374,300 373,299 373,298 372,297 372,296 371,295 371,294 370,293 369,292 369,291 368,290 367,289 366,288 365,287 365,286 364,285 363,284 362,283 361,282 360,281 360,280 359,279 358,278 357,277 356,276 356,275 355,274 354,273 353,272 352,271 351,270 350,269 349,268 348,267 347,266 346,265 345,264 344,263 343,262 342,261 341,260 341,259 340,258 340,257 339,256 338,255 337,254 336,253 335,252 334,251 333,250 332,249 331,248 330,247 329,246 328,245 327,244 326,243 324,242 323,241 322,240 320,239 319,238 318,237 316,236 313,235 311,234 309,233 307,232 306,231 304,230 302,229 300,228 298,227 296,226 295,225 293,224 292,223 290,222 290,221 288,220 287,219 286,218 285,217 283,216 282,215 281,214 280,213 279,212 278,211 277,210 277,209 276,208 276,207 275,206 275,205 274,204 274,203 273,202 272,201 271,200 270,199 269,198 268,197 267,196 266,195 265,194 263,193 261,192 259,191 256,190 252,189 248,188 247,187 246,186 246,185 245,184 244,183 244,182 243,181 243,180 242,179 242,178 241,177 240,176 240,175 240,174 239,173 239,172 238,171 238,170 238,169 238,168 238,167 238,166 237,165 237,164 236,163 237,162 237,161 238,160 240,159 242,158 243,157 244,156 245,155 247,154 249,153 250,152 251,151 253,150 254,149 254,148 255,147 256,146 256,145 257,144 258,143 259,142 259,141 260,140 260,139 261,138 261,137 261,136 261,135 261,134 261,133 261,132 261,131 261,130 261,129 261,128 261,127 261,126 261,125 260,124 260,123 260,122 260,121 259,120 259,119 259,118 258,117 258,116 257,115 256,114 255,113 254,112 253,111 252,110 251,109 249,108 248,107 246,106 239,105 235,104 235,103 235,102 235,101 235,100 235,99 234,98 234,97 234,96 234,95 234,94 234,93 235,92 237,91 238,90 239,89 240,88 240,87 240,86 241,85 241,84 241,83 241,82 242,81 242,80 242,79 242,78 242,77 242,76 242,75 242,74 241,73 241,72 241,71 241,70 241,69 240,68 240,67 240,66 240,65 240,64 239,63 239,62 239,61 239,60 239,59 238,58 238,57 238,56 238,55 237,54 237,53 237,52 236,51 236,50 236,49 235,48 234,47 232,46 229,45 226,44 226,43 225,42 225,41 225,40 224,39 223,38 223,37 223,36 222,35 221,34 221,33 220,32 219,31 218,30 218,29 218,28 217,27 216,26 216,25 215,24 214,23 214,22 213,21 212,20 211,19 210,18 208,17 206,16 203,15 201,14 196,13 191,12" draw:recreate-on-edit="true"/></draw:frame></text:p>
      <text:p text:style-name="P6">A.M.R<draw:frame draw:style-name="fr2" draw:name="Image2" text:anchor-type="char" svg:x="12.18cm" svg:y="0.194cm" svg:width="1.67cm" svg:height="3.364cm" draw:z-index="1"><draw:image xlink:href="Pictures/10000201000000450000008BD75676016994A63C.png" xlink:type="simple" xlink:show="embed" xlink:actuate="onLoad" loext:mime-type="image/png"/></draw:frame></text:p>
      <text:p text:style-name="P5"/>
      <text:p text:style-name="P5">A<text:span text:style-name="T1">ide</text:span> M<text:span text:style-name="T1">émoire</text:span> R<text:span text:style-name="T1">adio</text:span></text:p>
      <text:p text:style-name="P3"/>
      <text:p text:style-name="P3"/>
      <text:p text:style-name="P3"><draw:frame draw:style-name="fr2" draw:name="Image3" text:anchor-type="char" svg:x="0.069cm" svg:y="0.277cm" svg:width="4.366cm" svg:height="1.164cm" draw:z-index="2"><draw:image xlink:href="Pictures/10000201000000A50000002CAE95F7F62A2E2CB2.png" xlink:type="simple" xlink:show="embed" xlink:actuate="onLoad" loext:mime-type="image/png"/></draw:fram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oper Black" svg:font-family="'Cooper Black'" style:font-family-generic="roman" style:font-pitch="variable"/>
    <style:font-face style:name="Liberation Serif" svg:font-family="'Liberation Serif'" style:font-family-generic="roman" style:font-pitch="variable"/>
    <style:font-face style:name="Copperplate Gothic Bold" svg:font-family="'Copperplate Gothic 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6.9cm" style:type="center"/>
          <style:tab-stop style:position="13.8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cm" style:type="center"/>
          <style:tab-stop style:position="13.8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opperplate Gothic Bold" fo:font-size="6pt" officeooo:rsid="002011b8" officeooo:paragraph-rsid="002011b8" style:font-size-asian="6pt" style:font-size-complex="6pt"/>
    </style:style>
    <style:style style:name="MP2" style:family="paragraph" style:parent-style-name="Footer">
      <style:text-properties style:font-name="Copperplate Gothic Bold" fo:font-size="6pt" officeooo:rsid="001771b6" officeooo:paragraph-rsid="001771b6" style:font-size-asian="6pt" style:font-size-complex="6pt"/>
    </style:style>
    <style:style style:name="MT1" style:family="text">
      <style:text-properties officeooo:rsid="00208d5b"/>
    </style:style>
    <style:page-layout style:name="Mpm1">
      <style:page-layout-properties fo:page-width="14.801cm" fo:page-height="10.5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Version Document 1.2.0</text:p>
        <text:p text:style-name="MP2">Version 1.0<text:span text:style-name="MT1">2</text:span> <text:tab/><text:tab/><text:date style:data-style-name="N37" text:date-value="2024-02-07T14:21:04.941999991">07/02/24</text:date></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8T17:38:54.586000000</meta:creation-date>
    <dc:date>2024-02-07T14:20:35.267000000</dc:date>
    <meta:editing-duration>PT2H1M31S</meta:editing-duration>
    <meta:editing-cycles>12</meta:editing-cycles>
    <meta:generator>LibreOffice/6.4.0.3$Windows_X86_64 LibreOffice_project/b0a288ab3d2d4774cb44b62f04d5d28733ac6df8</meta:generator>
    <dc:creator>Frédéric BOUCHET</dc:creator>
    <meta:document-statistic meta:table-count="0" meta:image-count="4" meta:object-count="0" meta:page-count="1" meta:paragraph-count="4" meta:word-count="10" meta:character-count="68" meta:non-whitespace-character-count="60"/>
  </office:meta>
</office:document-meta>
</file>